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number-columns-repeated="2"/>
          <table:table-cell office:value-type="string" calcext:value-type="string">
            <text:p>X1 – Reductor</text:p>
          </table:table-cell>
          <table:table-cell office:value-type="string" calcext:value-type="string">
            <text:p>X2 – Reductor</text:p>
          </table:table-cell>
          <table:table-cell office:value-type="string" calcext:value-type="string">
            <text:p>X3 – Reductor</text:p>
          </table:table-cell>
        </table:table-row>
        <table:table-row table:style-name="ro1">
          <table:table-cell office:value-type="float" office:value="56.8955671405" calcext:value-type="float">
            <text:p>56,8955671405</text:p>
          </table:table-cell>
          <table:table-cell office:value-type="float" office:value="8.18903082516" calcext:value-type="float">
            <text:p>8,18903082516</text:p>
          </table:table-cell>
          <table:table-cell office:value-type="float" office:value="12.9932957547" calcext:value-type="float">
            <text:p>12,99329575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.1043203507" calcext:value-type="float">
            <text:p>43,1043203507</text:p>
          </table:table-cell>
          <table:table-cell office:value-type="float" office:value="5.33676212572" calcext:value-type="float">
            <text:p>5,33676212572</text:p>
          </table:table-cell>
          <table:table-cell office:value-type="float" office:value="11.6156779145" calcext:value-type="float">
            <text:p>11,6156779145</text:p>
          </table:table-cell>
          <table:table-cell table:number-columns-repeated="5"/>
        </table:table-row>
        <table:table-row table:style-name="ro1">
          <table:table-cell table:style-name="ce1" office:value-type="float" office:value="0.0000171921551962" calcext:value-type="float">
            <text:p>1,72E-05</text:p>
          </table:table-cell>
          <table:table-cell office:value-type="float" office:value="4.8272598689" calcext:value-type="float">
            <text:p>4,8272598689</text:p>
          </table:table-cell>
          <table:table-cell office:value-type="float" office:value="6.89412988024" calcext:value-type="float">
            <text:p>6,89412988024</text:p>
          </table:table-cell>
          <table:table-cell table:number-columns-repeated="5"/>
        </table:table-row>
        <table:table-row table:style-name="ro1">
          <table:table-cell table:style-name="ce1" office:value-type="float" office:value="0.0000122022644025" calcext:value-type="float">
            <text:p>1,22E-05</text:p>
          </table:table-cell>
          <table:table-cell office:value-type="float" office:value="4.18658341844" calcext:value-type="float">
            <text:p>4,18658341844</text:p>
          </table:table-cell>
          <table:table-cell office:value-type="float" office:value="4.93354092614" calcext:value-type="float">
            <text:p>4,93354092614</text:p>
          </table:table-cell>
          <table:table-cell table:number-columns-repeated="5"/>
        </table:table-row>
        <table:table-row table:style-name="ro1">
          <table:table-cell table:style-name="ce1" office:value-type="float" office:value="0.0000091640375093" calcext:value-type="float">
            <text:p>9,16E-06</text:p>
          </table:table-cell>
          <table:table-cell office:value-type="float" office:value="3.59672770624" calcext:value-type="float">
            <text:p>3,59672770624</text:p>
          </table:table-cell>
          <table:table-cell office:value-type="float" office:value="1.86553200905" calcext:value-type="float">
            <text:p>1,86553200905</text:p>
          </table:table-cell>
          <table:table-cell table:number-columns-repeated="5"/>
        </table:table-row>
        <table:table-row table:style-name="ro1">
          <table:table-cell table:style-name="ce1" office:value-type="float" office:value="0.00000855955069554" calcext:value-type="float">
            <text:p>8,56E-06</text:p>
          </table:table-cell>
          <table:table-cell office:value-type="float" office:value="3.49512903022" calcext:value-type="float">
            <text:p>3,49512903022</text:p>
          </table:table-cell>
          <table:table-cell office:value-type="float" office:value="1.34017999777" calcext:value-type="float">
            <text:p>1,34017999777</text:p>
          </table:table-cell>
          <table:table-cell table:number-columns-repeated="5"/>
        </table:table-row>
        <table:table-row table:style-name="ro1">
          <table:table-cell table:style-name="ce1" office:value-type="float" office:value="0.00000801331145445" calcext:value-type="float">
            <text:p>8,01E-06</text:p>
          </table:table-cell>
          <table:table-cell office:value-type="float" office:value="3.05182428509" calcext:value-type="float">
            <text:p>3,05182428509</text:p>
          </table:table-cell>
          <table:table-cell office:value-type="float" office:value="1.21263305275" calcext:value-type="float">
            <text:p>1,21263305275</text:p>
          </table:table-cell>
          <table:table-cell table:number-columns-repeated="5"/>
        </table:table-row>
        <table:table-row table:style-name="ro1">
          <table:table-cell table:style-name="ce1" office:value-type="float" office:value="0.00000619740467744" calcext:value-type="float">
            <text:p>6,20E-06</text:p>
          </table:table-cell>
          <table:table-cell office:value-type="float" office:value="2.93336318201" calcext:value-type="float">
            <text:p>2,93336318201</text:p>
          </table:table-cell>
          <table:table-cell office:value-type="float" office:value="1.10670904469" calcext:value-type="float">
            <text:p>1,10670904469</text:p>
          </table:table-cell>
          <table:table-cell table:number-columns-repeated="5"/>
        </table:table-row>
        <table:table-row table:style-name="ro1">
          <table:table-cell table:style-name="ce1" office:value-type="float" office:value="0.0000053831856433" calcext:value-type="float">
            <text:p>5,38E-06</text:p>
          </table:table-cell>
          <table:table-cell office:value-type="float" office:value="2.78322017518" calcext:value-type="float">
            <text:p>2,78322017518</text:p>
          </table:table-cell>
          <table:table-cell office:value-type="float" office:value="0.986312624652" calcext:value-type="float">
            <text:p>0,986312624652</text:p>
          </table:table-cell>
          <table:table-cell table:number-columns-repeated="5"/>
        </table:table-row>
        <table:table-row table:style-name="ro1">
          <table:table-cell table:style-name="ce1" office:value-type="float" office:value="0.00000398154795699" calcext:value-type="float">
            <text:p>3,98E-06</text:p>
          </table:table-cell>
          <table:table-cell office:value-type="float" office:value="2.76523882414" calcext:value-type="float">
            <text:p>2,76523882414</text:p>
          </table:table-cell>
          <table:table-cell office:value-type="float" office:value="0.918269488516" calcext:value-type="float">
            <text:p>0,918269488516</text:p>
          </table:table-cell>
          <table:table-cell table:number-columns-repeated="5"/>
        </table:table-row>
        <table:table-row table:style-name="ro1">
          <table:table-cell table:style-name="ce1" office:value-type="float" office:value="0.00000364475575514" calcext:value-type="float">
            <text:p>3,64E-06</text:p>
          </table:table-cell>
          <table:table-cell office:value-type="float" office:value="2.6230993933" calcext:value-type="float">
            <text:p>2,6230993933</text:p>
          </table:table-cell>
          <table:table-cell office:value-type="float" office:value="0.865848727891" calcext:value-type="float">
            <text:p>0,865848727891</text:p>
          </table:table-cell>
          <table:table-cell table:number-columns-repeated="5"/>
        </table:table-row>
        <table:table-row table:style-name="ro1">
          <table:table-cell table:style-name="ce1" office:value-type="float" office:value="0.00000356243069446" calcext:value-type="float">
            <text:p>3,56E-06</text:p>
          </table:table-cell>
          <table:table-cell office:value-type="float" office:value="2.60440234192" calcext:value-type="float">
            <text:p>2,60440234192</text:p>
          </table:table-cell>
          <table:table-cell office:value-type="float" office:value="0.821461785477" calcext:value-type="float">
            <text:p>0,821461785477</text:p>
          </table:table-cell>
          <table:table-cell table:number-columns-repeated="5"/>
        </table:table-row>
        <table:table-row table:style-name="ro1">
          <table:table-cell table:style-name="ce1" office:value-type="float" office:value="0.00000329139598394" calcext:value-type="float">
            <text:p>3,29E-06</text:p>
          </table:table-cell>
          <table:table-cell office:value-type="float" office:value="2.44539167202" calcext:value-type="float">
            <text:p>2,44539167202</text:p>
          </table:table-cell>
          <table:table-cell office:value-type="float" office:value="0.764851105624" calcext:value-type="float">
            <text:p>0,764851105624</text:p>
          </table:table-cell>
          <table:table-cell table:number-columns-repeated="5"/>
        </table:table-row>
        <table:table-row table:style-name="ro1">
          <table:table-cell table:style-name="ce1" office:value-type="float" office:value="0.00000279229616534" calcext:value-type="float">
            <text:p>2,79E-06</text:p>
          </table:table-cell>
          <table:table-cell office:value-type="float" office:value="2.41433911356" calcext:value-type="float">
            <text:p>2,41433911356</text:p>
          </table:table-cell>
          <table:table-cell office:value-type="float" office:value="0.737277740455" calcext:value-type="float">
            <text:p>0,737277740455</text:p>
          </table:table-cell>
          <table:table-cell table:number-columns-repeated="5"/>
        </table:table-row>
        <table:table-row table:style-name="ro1">
          <table:table-cell table:style-name="ce1" office:value-type="float" office:value="0.00000256346851864" calcext:value-type="float">
            <text:p>2,56E-06</text:p>
          </table:table-cell>
          <table:table-cell office:value-type="float" office:value="2.24228510917" calcext:value-type="float">
            <text:p>2,24228510917</text:p>
          </table:table-cell>
          <table:table-cell office:value-type="float" office:value="0.7349416168" calcext:value-type="float">
            <text:p>0,7349416168</text:p>
          </table:table-cell>
          <table:table-cell table:number-columns-repeated="5"/>
        </table:table-row>
        <table:table-row table:style-name="ro1">
          <table:table-cell table:style-name="ce1" office:value-type="float" office:value="0.00000199262350931" calcext:value-type="float">
            <text:p>1,99E-06</text:p>
          </table:table-cell>
          <table:table-cell office:value-type="float" office:value="2.07925758267" calcext:value-type="float">
            <text:p>2,07925758267</text:p>
          </table:table-cell>
          <table:table-cell office:value-type="float" office:value="0.726348645728" calcext:value-type="float">
            <text:p>0,726348645728</text:p>
          </table:table-cell>
          <table:table-cell table:number-columns-repeated="5"/>
        </table:table-row>
        <table:table-row table:style-name="ro1">
          <table:table-cell table:style-name="ce1" office:value-type="float" office:value="0.0000018134820945" calcext:value-type="float">
            <text:p>1,81E-06</text:p>
          </table:table-cell>
          <table:table-cell office:value-type="float" office:value="1.98277724548" calcext:value-type="float">
            <text:p>1,98277724548</text:p>
          </table:table-cell>
          <table:table-cell office:value-type="float" office:value="0.689843278453" calcext:value-type="float">
            <text:p>0,689843278453</text:p>
          </table:table-cell>
          <table:table-cell table:number-columns-repeated="5"/>
        </table:table-row>
        <table:table-row table:style-name="ro1">
          <table:table-cell table:style-name="ce1" office:value-type="float" office:value="0.0000016364326955" calcext:value-type="float">
            <text:p>1,64E-06</text:p>
          </table:table-cell>
          <table:table-cell office:value-type="float" office:value="1.7801890499" calcext:value-type="float">
            <text:p>1,7801890499</text:p>
          </table:table-cell>
          <table:table-cell office:value-type="float" office:value="0.676090670783" calcext:value-type="float">
            <text:p>0,676090670783</text:p>
          </table:table-cell>
          <table:table-cell table:number-columns-repeated="5"/>
        </table:table-row>
        <table:table-row table:style-name="ro1">
          <table:table-cell table:style-name="ce1" office:value-type="float" office:value="0.00000157381205148" calcext:value-type="float">
            <text:p>1,57E-06</text:p>
          </table:table-cell>
          <table:table-cell office:value-type="float" office:value="1.63422629321" calcext:value-type="float">
            <text:p>1,63422629321</text:p>
          </table:table-cell>
          <table:table-cell office:value-type="float" office:value="0.67003661745" calcext:value-type="float">
            <text:p>0,67003661745</text:p>
          </table:table-cell>
          <table:table-cell table:number-columns-repeated="5"/>
        </table:table-row>
        <table:table-row table:style-name="ro1">
          <table:table-cell table:style-name="ce1" office:value-type="float" office:value="0.00000152017058793" calcext:value-type="float">
            <text:p>1,52E-06</text:p>
          </table:table-cell>
          <table:table-cell office:value-type="float" office:value="1.61116083338" calcext:value-type="float">
            <text:p>1,61116083338</text:p>
          </table:table-cell>
          <table:table-cell office:value-type="float" office:value="0.650943442118" calcext:value-type="float">
            <text:p>0,650943442118</text:p>
          </table:table-cell>
          <table:table-cell table:number-columns-repeated="5"/>
        </table:table-row>
        <table:table-row table:style-name="ro1">
          <table:table-cell table:style-name="ce1" office:value-type="float" office:value="0.00000145290780892" calcext:value-type="float">
            <text:p>1,45E-06</text:p>
          </table:table-cell>
          <table:table-cell office:value-type="float" office:value="1.57398986159" calcext:value-type="float">
            <text:p>1,57398986159</text:p>
          </table:table-cell>
          <table:table-cell office:value-type="float" office:value="0.638116886623" calcext:value-type="float">
            <text:p>0,638116886623</text:p>
          </table:table-cell>
          <table:table-cell table:number-columns-repeated="5"/>
        </table:table-row>
        <table:table-row table:style-name="ro1">
          <table:table-cell table:style-name="ce1" office:value-type="float" office:value="0.00000135448432582" calcext:value-type="float">
            <text:p>1,35E-06</text:p>
          </table:table-cell>
          <table:table-cell office:value-type="float" office:value="1.40946862968" calcext:value-type="float">
            <text:p>1,40946862968</text:p>
          </table:table-cell>
          <table:table-cell office:value-type="float" office:value="0.617860492077" calcext:value-type="float">
            <text:p>0,617860492077</text:p>
          </table:table-cell>
          <table:table-cell table:number-columns-repeated="5"/>
        </table:table-row>
        <table:table-row table:style-name="ro1">
          <table:table-cell table:style-name="ce1" office:value-type="float" office:value="0.00000135237471702" calcext:value-type="float">
            <text:p>1,35E-06</text:p>
          </table:table-cell>
          <table:table-cell office:value-type="float" office:value="1.22366818388" calcext:value-type="float">
            <text:p>1,22366818388</text:p>
          </table:table-cell>
          <table:table-cell office:value-type="float" office:value="0.609650048236" calcext:value-type="float">
            <text:p>0,609650048236</text:p>
          </table:table-cell>
          <table:table-cell table:number-columns-repeated="5"/>
        </table:table-row>
        <table:table-row table:style-name="ro1">
          <table:table-cell table:style-name="ce1" office:value-type="float" office:value="0.00000125869034719" calcext:value-type="float">
            <text:p>1,26E-06</text:p>
          </table:table-cell>
          <table:table-cell office:value-type="float" office:value="1.1459930821" calcext:value-type="float">
            <text:p>1,1459930821</text:p>
          </table:table-cell>
          <table:table-cell office:value-type="float" office:value="0.59640967688" calcext:value-type="float">
            <text:p>0,59640967688</text:p>
          </table:table-cell>
          <table:table-cell table:number-columns-repeated="5"/>
        </table:table-row>
        <table:table-row table:style-name="ro1">
          <table:table-cell table:style-name="ce1" office:value-type="float" office:value="0.00000119509041857" calcext:value-type="float">
            <text:p>1,20E-06</text:p>
          </table:table-cell>
          <table:table-cell office:value-type="float" office:value="1.06563769258" calcext:value-type="float">
            <text:p>1,06563769258</text:p>
          </table:table-cell>
          <table:table-cell office:value-type="float" office:value="0.587747995598" calcext:value-type="float">
            <text:p>0,587747995598</text:p>
          </table:table-cell>
          <table:table-cell table:number-columns-repeated="5"/>
        </table:table-row>
        <table:table-row table:style-name="ro1">
          <table:table-cell table:style-name="ce1" office:value-type="float" office:value="0.0000011057809057" calcext:value-type="float">
            <text:p>1,11E-06</text:p>
          </table:table-cell>
          <table:table-cell office:value-type="float" office:value="1.02213746237" calcext:value-type="float">
            <text:p>1,02213746237</text:p>
          </table:table-cell>
          <table:table-cell office:value-type="float" office:value="0.575506596473" calcext:value-type="float">
            <text:p>0,575506596473</text:p>
          </table:table-cell>
          <table:table-cell table:number-columns-repeated="5"/>
        </table:table-row>
        <table:table-row table:style-name="ro1">
          <table:table-cell table:style-name="ce1" office:value-type="float" office:value="0.00000105344461802" calcext:value-type="float">
            <text:p>1,05E-06</text:p>
          </table:table-cell>
          <table:table-cell office:value-type="float" office:value="1.0068891913" calcext:value-type="float">
            <text:p>1,0068891913</text:p>
          </table:table-cell>
          <table:table-cell office:value-type="float" office:value="0.560963616385" calcext:value-type="float">
            <text:p>0,560963616385</text:p>
          </table:table-cell>
          <table:table-cell table:number-columns-repeated="5"/>
        </table:table-row>
        <table:table-row table:style-name="ro1">
          <table:table-cell table:style-name="ce1" office:value-type="float" office:value="0.000000993879164439" calcext:value-type="float">
            <text:p>9,94E-07</text:p>
          </table:table-cell>
          <table:table-cell office:value-type="float" office:value="0.973526294125" calcext:value-type="float">
            <text:p>0,973526294125</text:p>
          </table:table-cell>
          <table:table-cell office:value-type="float" office:value="0.553026562597" calcext:value-type="float">
            <text:p>0,55302656259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965998881562" calcext:value-type="float">
            <text:p>9,66E-07</text:p>
          </table:table-cell>
          <table:table-cell office:value-type="float" office:value="0.945728636264" calcext:value-type="float">
            <text:p>0,945728636264</text:p>
          </table:table-cell>
          <table:table-cell office:value-type="float" office:value="0.540318084252" calcext:value-type="float">
            <text:p>0,540318084252</text:p>
          </table:table-cell>
          <table:table-cell table:number-columns-repeated="5"/>
        </table:table-row>
        <table:table-row table:style-name="ro1">
          <table:table-cell table:style-name="ce1" office:value-type="float" office:value="0.000000874552352078" calcext:value-type="float">
            <text:p>8,75E-07</text:p>
          </table:table-cell>
          <table:table-cell office:value-type="float" office:value="0.891602076031" calcext:value-type="float">
            <text:p>0,891602076031</text:p>
          </table:table-cell>
          <table:table-cell office:value-type="float" office:value="0.526376093253" calcext:value-type="float">
            <text:p>0,526376093253</text:p>
          </table:table-cell>
          <table:table-cell table:number-columns-repeated="5"/>
        </table:table-row>
        <table:table-row table:style-name="ro1">
          <table:table-cell table:style-name="ce1" office:value-type="float" office:value="0.000000840051010601" calcext:value-type="float">
            <text:p>8,40E-07</text:p>
          </table:table-cell>
          <table:table-cell office:value-type="float" office:value="0.853135833429" calcext:value-type="float">
            <text:p>0,853135833429</text:p>
          </table:table-cell>
          <table:table-cell office:value-type="float" office:value="0.525460549978" calcext:value-type="float">
            <text:p>0,52546054997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770797287009" calcext:value-type="float">
            <text:p>7,71E-07</text:p>
          </table:table-cell>
          <table:table-cell office:value-type="float" office:value="0.831694569954" calcext:value-type="float">
            <text:p>0,831694569954</text:p>
          </table:table-cell>
          <table:table-cell office:value-type="float" office:value="0.516594954489" calcext:value-type="float">
            <text:p>0,516594954489</text:p>
          </table:table-cell>
          <table:table-cell table:number-columns-repeated="5"/>
        </table:table-row>
        <table:table-row table:style-name="ro1">
          <table:table-cell table:style-name="ce1" office:value-type="float" office:value="0.000000669391089611" calcext:value-type="float">
            <text:p>6,69E-07</text:p>
          </table:table-cell>
          <table:table-cell office:value-type="float" office:value="0.813385421572" calcext:value-type="float">
            <text:p>0,813385421572</text:p>
          </table:table-cell>
          <table:table-cell office:value-type="float" office:value="0.509177827696" calcext:value-type="float">
            <text:p>0,509177827696</text:p>
          </table:table-cell>
          <table:table-cell table:number-columns-repeated="5"/>
        </table:table-row>
        <table:table-row table:style-name="ro1">
          <table:table-cell table:style-name="ce1" office:value-type="float" office:value="0.000000638419613289" calcext:value-type="float">
            <text:p>6,38E-07</text:p>
          </table:table-cell>
          <table:table-cell office:value-type="float" office:value="0.801809954394" calcext:value-type="float">
            <text:p>0,801809954394</text:p>
          </table:table-cell>
          <table:table-cell office:value-type="float" office:value="0.499627404181" calcext:value-type="float">
            <text:p>0,499627404181</text:p>
          </table:table-cell>
          <table:table-cell table:number-columns-repeated="5"/>
        </table:table-row>
        <table:table-row table:style-name="ro1">
          <table:table-cell table:style-name="ce1" office:value-type="float" office:value="0.000000467190342924" calcext:value-type="float">
            <text:p>4,67E-07</text:p>
          </table:table-cell>
          <table:table-cell office:value-type="float" office:value="0.78794872154" calcext:value-type="float">
            <text:p>0,78794872154</text:p>
          </table:table-cell>
          <table:table-cell office:value-type="float" office:value="0.494361827851" calcext:value-type="float">
            <text:p>0,494361827851</text:p>
          </table:table-cell>
          <table:table-cell table:number-columns-repeated="5"/>
        </table:table-row>
        <table:table-row table:style-name="ro1">
          <table:table-cell table:style-name="ce1" office:value-type="float" office:value="0.00000043458824507" calcext:value-type="float">
            <text:p>4,35E-07</text:p>
          </table:table-cell>
          <table:table-cell office:value-type="float" office:value="0.73845183451" calcext:value-type="float">
            <text:p>0,73845183451</text:p>
          </table:table-cell>
          <table:table-cell office:value-type="float" office:value="0.487787976534" calcext:value-type="float">
            <text:p>0,487787976534</text:p>
          </table:table-cell>
          <table:table-cell table:number-columns-repeated="5"/>
        </table:table-row>
        <table:table-row table:style-name="ro1">
          <table:table-cell table:style-name="ce1" office:value-type="float" office:value="0.000000416715940567" calcext:value-type="float">
            <text:p>4,17E-07</text:p>
          </table:table-cell>
          <table:table-cell office:value-type="float" office:value="0.708908681412" calcext:value-type="float">
            <text:p>0,708908681412</text:p>
          </table:table-cell>
          <table:table-cell office:value-type="float" office:value="0.480212660192" calcext:value-type="float">
            <text:p>0,480212660192</text:p>
          </table:table-cell>
          <table:table-cell table:number-columns-repeated="5"/>
        </table:table-row>
        <table:table-row table:style-name="ro1">
          <table:table-cell table:style-name="ce1" office:value-type="float" office:value="0.000000363682574195" calcext:value-type="float">
            <text:p>3,64E-07</text:p>
          </table:table-cell>
          <table:table-cell office:value-type="float" office:value="0.664394419139" calcext:value-type="float">
            <text:p>0,664394419139</text:p>
          </table:table-cell>
          <table:table-cell office:value-type="float" office:value="0.478134147356" calcext:value-type="float">
            <text:p>0,478134147356</text:p>
          </table:table-cell>
          <table:table-cell table:number-columns-repeated="5"/>
        </table:table-row>
        <table:table-row table:style-name="ro1">
          <table:table-cell table:style-name="ce1" office:value-type="float" office:value="0.000000336124386689" calcext:value-type="float">
            <text:p>3,36E-07</text:p>
          </table:table-cell>
          <table:table-cell office:value-type="float" office:value="0.66025174163" calcext:value-type="float">
            <text:p>0,66025174163</text:p>
          </table:table-cell>
          <table:table-cell office:value-type="float" office:value="0.470596327198" calcext:value-type="float">
            <text:p>0,47059632719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297111850342" calcext:value-type="float">
            <text:p>2,97E-07</text:p>
          </table:table-cell>
          <table:table-cell office:value-type="float" office:value="0.632586406777" calcext:value-type="float">
            <text:p>0,632586406777</text:p>
          </table:table-cell>
          <table:table-cell office:value-type="float" office:value="0.468180883615" calcext:value-type="float">
            <text:p>0,468180883615</text:p>
          </table:table-cell>
          <table:table-cell table:number-columns-repeated="5"/>
        </table:table-row>
        <table:table-row table:style-name="ro1">
          <table:table-cell table:style-name="ce1" office:value-type="float" office:value="0.000000281336052987" calcext:value-type="float">
            <text:p>2,81E-07</text:p>
          </table:table-cell>
          <table:table-cell office:value-type="float" office:value="0.628370439387" calcext:value-type="float">
            <text:p>0,628370439387</text:p>
          </table:table-cell>
          <table:table-cell office:value-type="float" office:value="0.46046321932" calcext:value-type="float">
            <text:p>0,46046321932</text:p>
          </table:table-cell>
          <table:table-cell table:number-columns-repeated="5"/>
        </table:table-row>
        <table:table-row table:style-name="ro1">
          <table:table-cell table:style-name="ce1" office:value-type="float" office:value="0.000000245001857092" calcext:value-type="float">
            <text:p>2,45E-07</text:p>
          </table:table-cell>
          <table:table-cell office:value-type="float" office:value="0.609828406443" calcext:value-type="float">
            <text:p>0,609828406443</text:p>
          </table:table-cell>
          <table:table-cell office:value-type="float" office:value="0.455870332755" calcext:value-type="float">
            <text:p>0,455870332755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311823536334" calcext:value-type="float">
            <text:p>3,12E-08</text:p>
          </table:table-cell>
          <table:table-cell office:value-type="float" office:value="0.601497211412" calcext:value-type="float">
            <text:p>0,601497211412</text:p>
          </table:table-cell>
          <table:table-cell office:value-type="float" office:value="0.451133063706" calcext:value-type="float">
            <text:p>0,451133063706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254447628836" calcext:value-type="float">
            <text:p>2,54E-08</text:p>
          </table:table-cell>
          <table:table-cell office:value-type="float" office:value="0.557964941047" calcext:value-type="float">
            <text:p>0,557964941047</text:p>
          </table:table-cell>
          <table:table-cell office:value-type="float" office:value="0.44143635542" calcext:value-type="float">
            <text:p>0,44143635542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319474197163" calcext:value-type="float">
            <text:p>3,19E-11</text:p>
          </table:table-cell>
          <table:table-cell office:value-type="float" office:value="0.538161156659" calcext:value-type="float">
            <text:p>0,538161156659</text:p>
          </table:table-cell>
          <table:table-cell office:value-type="float" office:value="0.436364956882" calcext:value-type="float">
            <text:p>0,436364956882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292524889513" calcext:value-type="float">
            <text:p>2,93E-11</text:p>
          </table:table-cell>
          <table:table-cell office:value-type="float" office:value="0.529830477379" calcext:value-type="float">
            <text:p>0,529830477379</text:p>
          </table:table-cell>
          <table:table-cell office:value-type="float" office:value="0.430722951232" calcext:value-type="float">
            <text:p>0,430722951232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213973454871" calcext:value-type="float">
            <text:p>2,14E-11</text:p>
          </table:table-cell>
          <table:table-cell office:value-type="float" office:value="0.487351895506" calcext:value-type="float">
            <text:p>0,487351895506</text:p>
          </table:table-cell>
          <table:table-cell office:value-type="float" office:value="0.425386145823" calcext:value-type="float">
            <text:p>0,425386145823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18530732927" calcext:value-type="float">
            <text:p>1,85E-11</text:p>
          </table:table-cell>
          <table:table-cell office:value-type="float" office:value="0.47964291564" calcext:value-type="float">
            <text:p>0,47964291564</text:p>
          </table:table-cell>
          <table:table-cell office:value-type="float" office:value="0.42242118273" calcext:value-type="float">
            <text:p>0,42242118273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987777256907" calcext:value-type="float">
            <text:p>9,88E-12</text:p>
          </table:table-cell>
          <table:table-cell office:value-type="float" office:value="0.471455328375" calcext:value-type="float">
            <text:p>0,471455328375</text:p>
          </table:table-cell>
          <table:table-cell office:value-type="float" office:value="0.416775816844" calcext:value-type="float">
            <text:p>0,416775816844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86327781937" calcext:value-type="float">
            <text:p>8,63E-12</text:p>
          </table:table-cell>
          <table:table-cell office:value-type="float" office:value="0.437691564594" calcext:value-type="float">
            <text:p>0,437691564594</text:p>
          </table:table-cell>
          <table:table-cell office:value-type="float" office:value="0.415553534467" calcext:value-type="float">
            <text:p>0,41555353446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753579487417" calcext:value-type="float">
            <text:p>7,54E-12</text:p>
          </table:table-cell>
          <table:table-cell office:value-type="float" office:value="0.411446660695" calcext:value-type="float">
            <text:p>0,411446660695</text:p>
          </table:table-cell>
          <table:table-cell office:value-type="float" office:value="0.412219821316" calcext:value-type="float">
            <text:p>0,412219821316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6795940982" calcext:value-type="float">
            <text:p>6,80E-12</text:p>
          </table:table-cell>
          <table:table-cell office:value-type="float" office:value="0.40843421125" calcext:value-type="float">
            <text:p>0,40843421125</text:p>
          </table:table-cell>
          <table:table-cell office:value-type="float" office:value="0.409046467814" calcext:value-type="float">
            <text:p>0,409046467814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442071425468" calcext:value-type="float">
            <text:p>4,42E-12</text:p>
          </table:table-cell>
          <table:table-cell office:value-type="float" office:value="0.383838778545" calcext:value-type="float">
            <text:p>0,383838778545</text:p>
          </table:table-cell>
          <table:table-cell office:value-type="float" office:value="0.404264953328" calcext:value-type="float">
            <text:p>0,40426495332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406789100122" calcext:value-type="float">
            <text:p>4,07E-12</text:p>
          </table:table-cell>
          <table:table-cell office:value-type="float" office:value="0.370050919717" calcext:value-type="float">
            <text:p>0,370050919717</text:p>
          </table:table-cell>
          <table:table-cell office:value-type="float" office:value="0.401903784968" calcext:value-type="float">
            <text:p>0,40190378496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385483957387" calcext:value-type="float">
            <text:p>3,85E-12</text:p>
          </table:table-cell>
          <table:table-cell office:value-type="float" office:value="0.361620695425" calcext:value-type="float">
            <text:p>0,361620695425</text:p>
          </table:table-cell>
          <table:table-cell office:value-type="float" office:value="0.394794640565" calcext:value-type="float">
            <text:p>0,394794640565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365807927768" calcext:value-type="float">
            <text:p>3,66E-12</text:p>
          </table:table-cell>
          <table:table-cell office:value-type="float" office:value="0.342672504647" calcext:value-type="float">
            <text:p>0,342672504647</text:p>
          </table:table-cell>
          <table:table-cell office:value-type="float" office:value="0.390144913701" calcext:value-type="float">
            <text:p>0,390144913701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323924006701" calcext:value-type="float">
            <text:p>3,24E-12</text:p>
          </table:table-cell>
          <table:table-cell office:value-type="float" office:value="0.335359444483" calcext:value-type="float">
            <text:p>0,335359444483</text:p>
          </table:table-cell>
          <table:table-cell office:value-type="float" office:value="0.387306262724" calcext:value-type="float">
            <text:p>0,387306262724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314318944734" calcext:value-type="float">
            <text:p>3,14E-12</text:p>
          </table:table-cell>
          <table:table-cell office:value-type="float" office:value="0.30915666253" calcext:value-type="float">
            <text:p>0,30915666253</text:p>
          </table:table-cell>
          <table:table-cell office:value-type="float" office:value="0.381698540387" calcext:value-type="float">
            <text:p>0,38169854038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30131167882" calcext:value-type="float">
            <text:p>3,01E-12</text:p>
          </table:table-cell>
          <table:table-cell office:value-type="float" office:value="0.301411876562" calcext:value-type="float">
            <text:p>0,301411876562</text:p>
          </table:table-cell>
          <table:table-cell office:value-type="float" office:value="0.378280627384" calcext:value-type="float">
            <text:p>0,378280627384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278426150085" calcext:value-type="float">
            <text:p>2,78E-12</text:p>
          </table:table-cell>
          <table:table-cell office:value-type="float" office:value="0.298057709148" calcext:value-type="float">
            <text:p>0,298057709148</text:p>
          </table:table-cell>
          <table:table-cell office:value-type="float" office:value="0.373481540921" calcext:value-type="float">
            <text:p>0,373481540921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258416474327" calcext:value-type="float">
            <text:p>2,58E-12</text:p>
          </table:table-cell>
          <table:table-cell office:value-type="float" office:value="0.284345059829" calcext:value-type="float">
            <text:p>0,284345059829</text:p>
          </table:table-cell>
          <table:table-cell office:value-type="float" office:value="0.370300069875" calcext:value-type="float">
            <text:p>0,370300069875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236905101691" calcext:value-type="float">
            <text:p>2,37E-12</text:p>
          </table:table-cell>
          <table:table-cell office:value-type="float" office:value="0.270746503832" calcext:value-type="float">
            <text:p>0,270746503832</text:p>
          </table:table-cell>
          <table:table-cell office:value-type="float" office:value="0.365635115807" calcext:value-type="float">
            <text:p>0,36563511580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215687501529" calcext:value-type="float">
            <text:p>2,16E-12</text:p>
          </table:table-cell>
          <table:table-cell office:value-type="float" office:value="0.255028520995" calcext:value-type="float">
            <text:p>0,255028520995</text:p>
          </table:table-cell>
          <table:table-cell office:value-type="float" office:value="0.35986531057" calcext:value-type="float">
            <text:p>0,3598653105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214866300893" calcext:value-type="float">
            <text:p>2,15E-12</text:p>
          </table:table-cell>
          <table:table-cell office:value-type="float" office:value="0.249240312982" calcext:value-type="float">
            <text:p>0,249240312982</text:p>
          </table:table-cell>
          <table:table-cell office:value-type="float" office:value="0.358923869727" calcext:value-type="float">
            <text:p>0,35892386972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97127606838" calcext:value-type="float">
            <text:p>1,97E-12</text:p>
          </table:table-cell>
          <table:table-cell office:value-type="float" office:value="0.239778526557" calcext:value-type="float">
            <text:p>0,239778526557</text:p>
          </table:table-cell>
          <table:table-cell office:value-type="float" office:value="0.355967268601" calcext:value-type="float">
            <text:p>0,355967268601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81973048219" calcext:value-type="float">
            <text:p>1,82E-12</text:p>
          </table:table-cell>
          <table:table-cell office:value-type="float" office:value="0.229590467571" calcext:value-type="float">
            <text:p>0,229590467571</text:p>
          </table:table-cell>
          <table:table-cell office:value-type="float" office:value="0.352213729955" calcext:value-type="float">
            <text:p>0,352213729955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79463282356" calcext:value-type="float">
            <text:p>1,79E-12</text:p>
          </table:table-cell>
          <table:table-cell office:value-type="float" office:value="0.225595581914" calcext:value-type="float">
            <text:p>0,225595581914</text:p>
          </table:table-cell>
          <table:table-cell office:value-type="float" office:value="0.345593775554" calcext:value-type="float">
            <text:p>0,345593775554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69379053335" calcext:value-type="float">
            <text:p>1,69E-12</text:p>
          </table:table-cell>
          <table:table-cell office:value-type="float" office:value="0.220325009451" calcext:value-type="float">
            <text:p>0,220325009451</text:p>
          </table:table-cell>
          <table:table-cell office:value-type="float" office:value="0.343505998982" calcext:value-type="float">
            <text:p>0,343505998982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59696020226" calcext:value-type="float">
            <text:p>1,60E-12</text:p>
          </table:table-cell>
          <table:table-cell office:value-type="float" office:value="0.214222001122" calcext:value-type="float">
            <text:p>0,214222001122</text:p>
          </table:table-cell>
          <table:table-cell office:value-type="float" office:value="0.340109966292" calcext:value-type="float">
            <text:p>0,340109966292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49274013727" calcext:value-type="float">
            <text:p>1,49E-12</text:p>
          </table:table-cell>
          <table:table-cell office:value-type="float" office:value="0.210522259149" calcext:value-type="float">
            <text:p>0,210522259149</text:p>
          </table:table-cell>
          <table:table-cell office:value-type="float" office:value="0.336678881589" calcext:value-type="float">
            <text:p>0,336678881589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47669355059" calcext:value-type="float">
            <text:p>1,48E-12</text:p>
          </table:table-cell>
          <table:table-cell office:value-type="float" office:value="0.207876802921" calcext:value-type="float">
            <text:p>0,207876802921</text:p>
          </table:table-cell>
          <table:table-cell office:value-type="float" office:value="0.332872996347" calcext:value-type="float">
            <text:p>0,33287299634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42374775022" calcext:value-type="float">
            <text:p>1,42E-12</text:p>
          </table:table-cell>
          <table:table-cell office:value-type="float" office:value="0.204395858239" calcext:value-type="float">
            <text:p>0,204395858239</text:p>
          </table:table-cell>
          <table:table-cell office:value-type="float" office:value="0.331475763231" calcext:value-type="float">
            <text:p>0,331475763231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0752232683" calcext:value-type="float">
            <text:p>1,08E-12</text:p>
          </table:table-cell>
          <table:table-cell office:value-type="float" office:value="0.198706327802" calcext:value-type="float">
            <text:p>0,198706327802</text:p>
          </table:table-cell>
          <table:table-cell office:value-type="float" office:value="0.325644411147" calcext:value-type="float">
            <text:p>0,32564441114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104651530637" calcext:value-type="float">
            <text:p>1,05E-12</text:p>
          </table:table-cell>
          <table:table-cell office:value-type="float" office:value="0.196162219571" calcext:value-type="float">
            <text:p>0,196162219571</text:p>
          </table:table-cell>
          <table:table-cell office:value-type="float" office:value="0.323702919318" calcext:value-type="float">
            <text:p>0,32370291931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0917923059112" calcext:value-type="float">
            <text:p>9,18E-13</text:p>
          </table:table-cell>
          <table:table-cell office:value-type="float" office:value="0.188312266783" calcext:value-type="float">
            <text:p>0,188312266783</text:p>
          </table:table-cell>
          <table:table-cell office:value-type="float" office:value="0.322138375125" calcext:value-type="float">
            <text:p>0,322138375125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0825834087591" calcext:value-type="float">
            <text:p>8,26E-13</text:p>
          </table:table-cell>
          <table:table-cell office:value-type="float" office:value="0.185071140438" calcext:value-type="float">
            <text:p>0,185071140438</text:p>
          </table:table-cell>
          <table:table-cell office:value-type="float" office:value="0.321129725274" calcext:value-type="float">
            <text:p>0,321129725274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0732583791912" calcext:value-type="float">
            <text:p>7,33E-13</text:p>
          </table:table-cell>
          <table:table-cell office:value-type="float" office:value="0.183149143332" calcext:value-type="float">
            <text:p>0,183149143332</text:p>
          </table:table-cell>
          <table:table-cell office:value-type="float" office:value="0.316286888088" calcext:value-type="float">
            <text:p>0,31628688808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0642705776682" calcext:value-type="float">
            <text:p>6,43E-13</text:p>
          </table:table-cell>
          <table:table-cell office:value-type="float" office:value="0.176347346811" calcext:value-type="float">
            <text:p>0,176347346811</text:p>
          </table:table-cell>
          <table:table-cell office:value-type="float" office:value="0.310974524235" calcext:value-type="float">
            <text:p>0,310974524235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0546450207817" calcext:value-type="float">
            <text:p>5,46E-13</text:p>
          </table:table-cell>
          <table:table-cell office:value-type="float" office:value="0.171843653595" calcext:value-type="float">
            <text:p>0,171843653595</text:p>
          </table:table-cell>
          <table:table-cell office:value-type="float" office:value="0.310529129816" calcext:value-type="float">
            <text:p>0,310529129816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0510863919679" calcext:value-type="float">
            <text:p>5,11E-13</text:p>
          </table:table-cell>
          <table:table-cell office:value-type="float" office:value="0.165664477644" calcext:value-type="float">
            <text:p>0,165664477644</text:p>
          </table:table-cell>
          <table:table-cell office:value-type="float" office:value="0.306087705628" calcext:value-type="float">
            <text:p>0,30608770562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0376264832447" calcext:value-type="float">
            <text:p>3,76E-13</text:p>
          </table:table-cell>
          <table:table-cell office:value-type="float" office:value="0.163482666115" calcext:value-type="float">
            <text:p>0,163482666115</text:p>
          </table:table-cell>
          <table:table-cell office:value-type="float" office:value="0.304882576028" calcext:value-type="float">
            <text:p>0,30488257602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0000346195779899" calcext:value-type="float">
            <text:p>3,46E-13</text:p>
          </table:table-cell>
          <table:table-cell office:value-type="float" office:value="0.161834861268" calcext:value-type="float">
            <text:p>0,161834861268</text:p>
          </table:table-cell>
          <table:table-cell office:value-type="float" office:value="0.298552522923" calcext:value-type="float">
            <text:p>0,298552522923</text:p>
          </table:table-cell>
          <table:table-cell table:number-columns-repeated="5"/>
        </table:table-row>
        <table:table-row table:style-name="ro1">
          <table:table-cell table:style-name="ce1" office:value-type="float" office:value="1.12236797015E-029" calcext:value-type="float">
            <text:p>1,12E-29</text:p>
          </table:table-cell>
          <table:table-cell office:value-type="float" office:value="0.158556662066" calcext:value-type="float">
            <text:p>0,158556662066</text:p>
          </table:table-cell>
          <table:table-cell office:value-type="float" office:value="0.296320745063" calcext:value-type="float">
            <text:p>0,296320745063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56763772888" calcext:value-type="float">
            <text:p>0,156763772888</text:p>
          </table:table-cell>
          <table:table-cell office:value-type="float" office:value="0.293846326086" calcext:value-type="float">
            <text:p>0,293846326086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49694644546" calcext:value-type="float">
            <text:p>0,149694644546</text:p>
          </table:table-cell>
          <table:table-cell office:value-type="float" office:value="0.290455098988" calcext:value-type="float">
            <text:p>0,290455098988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49021348368" calcext:value-type="float">
            <text:p>0,149021348368</text:p>
          </table:table-cell>
          <table:table-cell office:value-type="float" office:value="0.288224956724" calcext:value-type="float">
            <text:p>0,288224956724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44783673879" calcext:value-type="float">
            <text:p>0,144783673879</text:p>
          </table:table-cell>
          <table:table-cell office:value-type="float" office:value="0.286954936747" calcext:value-type="float">
            <text:p>0,286954936747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39134494189" calcext:value-type="float">
            <text:p>0,139134494189</text:p>
          </table:table-cell>
          <table:table-cell office:value-type="float" office:value="0.283883589959" calcext:value-type="float">
            <text:p>0,283883589959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3665186994" calcext:value-type="float">
            <text:p>0,13665186994</text:p>
          </table:table-cell>
          <table:table-cell office:value-type="float" office:value="0.279453458356" calcext:value-type="float">
            <text:p>0,279453458356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3273568415" calcext:value-type="float">
            <text:p>0,13273568415</text:p>
          </table:table-cell>
          <table:table-cell office:value-type="float" office:value="0.276628362221" calcext:value-type="float">
            <text:p>0,276628362221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29224797963" calcext:value-type="float">
            <text:p>0,129224797963</text:p>
          </table:table-cell>
          <table:table-cell office:value-type="float" office:value="0.275019507817" calcext:value-type="float">
            <text:p>0,275019507817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24443953934" calcext:value-type="float">
            <text:p>0,124443953934</text:p>
          </table:table-cell>
          <table:table-cell office:value-type="float" office:value="0.269606997714" calcext:value-type="float">
            <text:p>0,269606997714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18839719551" calcext:value-type="float">
            <text:p>0,118839719551</text:p>
          </table:table-cell>
          <table:table-cell office:value-type="float" office:value="0.267619280778" calcext:value-type="float">
            <text:p>0,267619280778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16386852056" calcext:value-type="float">
            <text:p>0,116386852056</text:p>
          </table:table-cell>
          <table:table-cell office:value-type="float" office:value="0.266479076554" calcext:value-type="float">
            <text:p>0,266479076554</text:p>
          </table:table-cell>
          <table:table-cell table:number-columns-repeated="5"/>
        </table:table-row>
        <table:table-row table:style-name="ro1">
          <table:table-cell table:style-name="ce1" office:value-type="float" office:value="4.77812029698E-031" calcext:value-type="float">
            <text:p>4,78E-31</text:p>
          </table:table-cell>
          <table:table-cell office:value-type="float" office:value="0.113751772869" calcext:value-type="float">
            <text:p>0,113751772869</text:p>
          </table:table-cell>
          <table:table-cell office:value-type="float" office:value="0.264219495052" calcext:value-type="float">
            <text:p>0,264219495052</text:p>
          </table:table-cell>
          <table:table-cell table:number-columns-repeated="5"/>
        </table:table-row>
        <table:table-row table:style-name="ro1">
          <table:table-cell table:style-name="ce1" office:value-type="float" office:value="3.21173811345E-032" calcext:value-type="float">
            <text:p>3,21E-32</text:p>
          </table:table-cell>
          <table:table-cell office:value-type="float" office:value="0.107697007733" calcext:value-type="float">
            <text:p>0,107697007733</text:p>
          </table:table-cell>
          <table:table-cell office:value-type="float" office:value="0.261334936545" calcext:value-type="float">
            <text:p>0,2613349365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3739490666" calcext:value-type="float">
            <text:p>0,103739490666</text:p>
          </table:table-cell>
          <table:table-cell office:value-type="float" office:value="0.258698878032" calcext:value-type="float">
            <text:p>0,2586988780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146817968" calcext:value-type="float">
            <text:p>0,10146817968</text:p>
          </table:table-cell>
          <table:table-cell office:value-type="float" office:value="0.257594934574" calcext:value-type="float">
            <text:p>0,2575949345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5444497808" calcext:value-type="float">
            <text:p>0,0965444497808</text:p>
          </table:table-cell>
          <table:table-cell office:value-type="float" office:value="0.253854035529" calcext:value-type="float">
            <text:p>0,2538540355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21719721182" calcext:value-type="float">
            <text:p>0,0921719721182</text:p>
          </table:table-cell>
          <table:table-cell office:value-type="float" office:value="0.250512068413" calcext:value-type="float">
            <text:p>0,2505120684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0811629913" calcext:value-type="float">
            <text:p>0,0900811629913</text:p>
          </table:table-cell>
          <table:table-cell office:value-type="float" office:value="0.250120521324" calcext:value-type="float">
            <text:p>0,250120521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5784840424" calcext:value-type="float">
            <text:p>0,085784840424</text:p>
          </table:table-cell>
          <table:table-cell office:value-type="float" office:value="0.245357724508" calcext:value-type="float">
            <text:p>0,2453577245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51525823892" calcext:value-type="float">
            <text:p>0,0851525823892</text:p>
          </table:table-cell>
          <table:table-cell office:value-type="float" office:value="0.243987856947" calcext:value-type="float">
            <text:p>0,2439878569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91699875599" calcext:value-type="float">
            <text:p>0,0791699875599</text:p>
          </table:table-cell>
          <table:table-cell office:value-type="float" office:value="0.240763799794" calcext:value-type="float">
            <text:p>0,2407637997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69077953767" calcext:value-type="float">
            <text:p>0,0769077953767</text:p>
          </table:table-cell>
          <table:table-cell office:value-type="float" office:value="0.235834175072" calcext:value-type="float">
            <text:p>0,2358341750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2842345233" calcext:value-type="float">
            <text:p>0,0702842345233</text:p>
          </table:table-cell>
          <table:table-cell office:value-type="float" office:value="0.234728569909" calcext:value-type="float">
            <text:p>0,234728569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87583567553" calcext:value-type="float">
            <text:p>0,0687583567553</text:p>
          </table:table-cell>
          <table:table-cell office:value-type="float" office:value="0.231881300995" calcext:value-type="float">
            <text:p>0,2318813009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76147805772" calcext:value-type="float">
            <text:p>0,0676147805772</text:p>
          </table:table-cell>
          <table:table-cell office:value-type="float" office:value="0.230380743457" calcext:value-type="float">
            <text:p>0,2303807434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41422212001" calcext:value-type="float">
            <text:p>0,0641422212001</text:p>
          </table:table-cell>
          <table:table-cell office:value-type="float" office:value="0.229117750554" calcext:value-type="float">
            <text:p>0,2291177505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1711595616" calcext:value-type="float">
            <text:p>0,061711595616</text:p>
          </table:table-cell>
          <table:table-cell office:value-type="float" office:value="0.225624075992" calcext:value-type="float">
            <text:p>0,225624075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0226650816" calcext:value-type="float">
            <text:p>0,060226650816</text:p>
          </table:table-cell>
          <table:table-cell office:value-type="float" office:value="0.225012207811" calcext:value-type="float">
            <text:p>0,2250122078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8501520734" calcext:value-type="float">
            <text:p>0,058501520734</text:p>
          </table:table-cell>
          <table:table-cell office:value-type="float" office:value="0.223567618263" calcext:value-type="float">
            <text:p>0,2235676182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5667886153" calcext:value-type="float">
            <text:p>0,0565667886153</text:p>
          </table:table-cell>
          <table:table-cell office:value-type="float" office:value="0.218714790832" calcext:value-type="float">
            <text:p>0,218714790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54425778984" calcext:value-type="float">
            <text:p>0,0554425778984</text:p>
          </table:table-cell>
          <table:table-cell office:value-type="float" office:value="0.21761624563" calcext:value-type="float">
            <text:p>0,21761624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38269803668" calcext:value-type="float">
            <text:p>0,0538269803668</text:p>
          </table:table-cell>
          <table:table-cell office:value-type="float" office:value="0.216123788261" calcext:value-type="float">
            <text:p>0,2161237882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7945641467" calcext:value-type="float">
            <text:p>0,0527945641467</text:p>
          </table:table-cell>
          <table:table-cell office:value-type="float" office:value="0.21557420206" calcext:value-type="float">
            <text:p>0,215574202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4825195243" calcext:value-type="float">
            <text:p>0,0524825195243</text:p>
          </table:table-cell>
          <table:table-cell office:value-type="float" office:value="0.211456721406" calcext:value-type="float">
            <text:p>0,211456721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09214428118" calcext:value-type="float">
            <text:p>0,0509214428118</text:p>
          </table:table-cell>
          <table:table-cell office:value-type="float" office:value="0.209805453413" calcext:value-type="float">
            <text:p>0,2098054534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00198516455" calcext:value-type="float">
            <text:p>0,0500198516455</text:p>
          </table:table-cell>
          <table:table-cell office:value-type="float" office:value="0.207366660947" calcext:value-type="float">
            <text:p>0,2073666609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88052193121" calcext:value-type="float">
            <text:p>0,0488052193121</text:p>
          </table:table-cell>
          <table:table-cell office:value-type="float" office:value="0.203291417761" calcext:value-type="float">
            <text:p>0,203291417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3277232901" calcext:value-type="float">
            <text:p>0,0463277232901</text:p>
          </table:table-cell>
          <table:table-cell office:value-type="float" office:value="0.200208628322" calcext:value-type="float">
            <text:p>0,2002086283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231415762" calcext:value-type="float">
            <text:p>0,046231415762</text:p>
          </table:table-cell>
          <table:table-cell office:value-type="float" office:value="0.196946849495" calcext:value-type="float">
            <text:p>0,196946849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51580135434" calcext:value-type="float">
            <text:p>0,0451580135434</text:p>
          </table:table-cell>
          <table:table-cell office:value-type="float" office:value="0.194615383592" calcext:value-type="float">
            <text:p>0,1946153835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3974740914" calcext:value-type="float">
            <text:p>0,043974740914</text:p>
          </table:table-cell>
          <table:table-cell office:value-type="float" office:value="0.190651294071" calcext:value-type="float">
            <text:p>0,1906512940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38350328437" calcext:value-type="float">
            <text:p>0,0438350328437</text:p>
          </table:table-cell>
          <table:table-cell office:value-type="float" office:value="0.189063281043" calcext:value-type="float">
            <text:p>0,189063281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6728180279" calcext:value-type="float">
            <text:p>0,0406728180279</text:p>
          </table:table-cell>
          <table:table-cell office:value-type="float" office:value="0.18414812011" calcext:value-type="float">
            <text:p>0,184148120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0286391212" calcext:value-type="float">
            <text:p>0,0400286391212</text:p>
          </table:table-cell>
          <table:table-cell office:value-type="float" office:value="0.181554623887" calcext:value-type="float">
            <text:p>0,1815546238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94107941228" calcext:value-type="float">
            <text:p>0,0394107941228</text:p>
          </table:table-cell>
          <table:table-cell office:value-type="float" office:value="0.17790401803" calcext:value-type="float">
            <text:p>0,17790401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8566609974" calcext:value-type="float">
            <text:p>0,038566609974</text:p>
          </table:table-cell>
          <table:table-cell office:value-type="float" office:value="0.1751700153" calcext:value-type="float">
            <text:p>0,1751700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81679049484" calcext:value-type="float">
            <text:p>0,0381679049484</text:p>
          </table:table-cell>
          <table:table-cell office:value-type="float" office:value="0.174803877713" calcext:value-type="float">
            <text:p>0,1748038777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62088188395" calcext:value-type="float">
            <text:p>0,0362088188395</text:p>
          </table:table-cell>
          <table:table-cell office:value-type="float" office:value="0.171125549042" calcext:value-type="float">
            <text:p>0,171125549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61050453069" calcext:value-type="float">
            <text:p>0,0361050453069</text:p>
          </table:table-cell>
          <table:table-cell office:value-type="float" office:value="0.166024543782" calcext:value-type="float">
            <text:p>0,1660245437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53283939877" calcext:value-type="float">
            <text:p>0,0353283939877</text:p>
          </table:table-cell>
          <table:table-cell office:value-type="float" office:value="0.16499312792" calcext:value-type="float">
            <text:p>0,16499312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9774570766" calcext:value-type="float">
            <text:p>0,0349774570766</text:p>
          </table:table-cell>
          <table:table-cell office:value-type="float" office:value="0.163045793755" calcext:value-type="float">
            <text:p>0,1630457937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5959423485" calcext:value-type="float">
            <text:p>0,0345959423485</text:p>
          </table:table-cell>
          <table:table-cell office:value-type="float" office:value="0.157906048207" calcext:value-type="float">
            <text:p>0,1579060482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1453982409" calcext:value-type="float">
            <text:p>0,0341453982409</text:p>
          </table:table-cell>
          <table:table-cell office:value-type="float" office:value="0.154905704557" calcext:value-type="float">
            <text:p>0,1549057045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32582049865" calcext:value-type="float">
            <text:p>0,0332582049865</text:p>
          </table:table-cell>
          <table:table-cell office:value-type="float" office:value="0.15306255742" calcext:value-type="float">
            <text:p>0,153062557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28725790234" calcext:value-type="float">
            <text:p>0,0328725790234</text:p>
          </table:table-cell>
          <table:table-cell office:value-type="float" office:value="0.152237858982" calcext:value-type="float">
            <text:p>0,1522378589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21362427452" calcext:value-type="float">
            <text:p>0,0321362427452</text:p>
          </table:table-cell>
          <table:table-cell office:value-type="float" office:value="0.150752796794" calcext:value-type="float">
            <text:p>0,1507527967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438541752" calcext:value-type="float">
            <text:p>0,0319438541752</text:p>
          </table:table-cell>
          <table:table-cell office:value-type="float" office:value="0.148802585468" calcext:value-type="float">
            <text:p>0,1488025854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2088148616" calcext:value-type="float">
            <text:p>0,0312088148616</text:p>
          </table:table-cell>
          <table:table-cell office:value-type="float" office:value="0.147692775741" calcext:value-type="float">
            <text:p>0,1476927757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0349669574" calcext:value-type="float">
            <text:p>0,0310349669574</text:p>
          </table:table-cell>
          <table:table-cell office:value-type="float" office:value="0.147007800542" calcext:value-type="float">
            <text:p>0,1470078005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01463433979" calcext:value-type="float">
            <text:p>0,0301463433979</text:p>
          </table:table-cell>
          <table:table-cell office:value-type="float" office:value="0.144508051803" calcext:value-type="float">
            <text:p>0,144508051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6363615835" calcext:value-type="float">
            <text:p>0,0296363615835</text:p>
          </table:table-cell>
          <table:table-cell office:value-type="float" office:value="0.142326155467" calcext:value-type="float">
            <text:p>0,1423261554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88657950118" calcext:value-type="float">
            <text:p>0,0288657950118</text:p>
          </table:table-cell>
          <table:table-cell office:value-type="float" office:value="0.140340171197" calcext:value-type="float">
            <text:p>0,1403401711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85096470944" calcext:value-type="float">
            <text:p>0,0285096470944</text:p>
          </table:table-cell>
          <table:table-cell office:value-type="float" office:value="0.139470790652" calcext:value-type="float">
            <text:p>0,1394707906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74889297166" calcext:value-type="float">
            <text:p>0,0274889297166</text:p>
          </table:table-cell>
          <table:table-cell office:value-type="float" office:value="0.138957939414" calcext:value-type="float">
            <text:p>0,1389579394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70743284422" calcext:value-type="float">
            <text:p>0,0270743284422</text:p>
          </table:table-cell>
          <table:table-cell office:value-type="float" office:value="0.137296944005" calcext:value-type="float">
            <text:p>0,137296944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63831946295" calcext:value-type="float">
            <text:p>0,0263831946295</text:p>
          </table:table-cell>
          <table:table-cell office:value-type="float" office:value="0.135577951265" calcext:value-type="float">
            <text:p>0,1355779512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9760659573" calcext:value-type="float">
            <text:p>0,0259760659573</text:p>
          </table:table-cell>
          <table:table-cell office:value-type="float" office:value="0.133728929235" calcext:value-type="float">
            <text:p>0,1337289292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1573731191" calcext:value-type="float">
            <text:p>0,0251573731191</text:p>
          </table:table-cell>
          <table:table-cell office:value-type="float" office:value="0.132251732247" calcext:value-type="float">
            <text:p>0,132251732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0568696174" calcext:value-type="float">
            <text:p>0,0250568696174</text:p>
          </table:table-cell>
          <table:table-cell office:value-type="float" office:value="0.13200856733" calcext:value-type="float">
            <text:p>0,132008567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4159169229" calcext:value-type="float">
            <text:p>0,024159169229</text:p>
          </table:table-cell>
          <table:table-cell office:value-type="float" office:value="0.128843628635" calcext:value-type="float">
            <text:p>0,1288436286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4089892755" calcext:value-type="float">
            <text:p>0,024089892755</text:p>
          </table:table-cell>
          <table:table-cell office:value-type="float" office:value="0.127582125035" calcext:value-type="float">
            <text:p>0,1275821250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8446900454" calcext:value-type="float">
            <text:p>0,0238446900454</text:p>
          </table:table-cell>
          <table:table-cell office:value-type="float" office:value="0.126753503921" calcext:value-type="float">
            <text:p>0,1267535039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3327778549" calcext:value-type="float">
            <text:p>0,0233327778549</text:p>
          </table:table-cell>
          <table:table-cell office:value-type="float" office:value="0.1261662576" calcext:value-type="float">
            <text:p>0,12616625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23523580925" calcext:value-type="float">
            <text:p>0,0223523580925</text:p>
          </table:table-cell>
          <table:table-cell office:value-type="float" office:value="0.123858840842" calcext:value-type="float">
            <text:p>0,1238588408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21583832613" calcext:value-type="float">
            <text:p>0,0221583832613</text:p>
          </table:table-cell>
          <table:table-cell office:value-type="float" office:value="0.123614550396" calcext:value-type="float">
            <text:p>0,1236145503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6359634141" calcext:value-type="float">
            <text:p>0,0216359634141</text:p>
          </table:table-cell>
          <table:table-cell office:value-type="float" office:value="0.120722198232" calcext:value-type="float">
            <text:p>0,120722198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2658019705" calcext:value-type="float">
            <text:p>0,0212658019705</text:p>
          </table:table-cell>
          <table:table-cell office:value-type="float" office:value="0.119299238013" calcext:value-type="float">
            <text:p>0,119299238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9464215018" calcext:value-type="float">
            <text:p>0,0209464215018</text:p>
          </table:table-cell>
          <table:table-cell office:value-type="float" office:value="0.118647821284" calcext:value-type="float">
            <text:p>0,118647821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6839220485" calcext:value-type="float">
            <text:p>0,0206839220485</text:p>
          </table:table-cell>
          <table:table-cell office:value-type="float" office:value="0.117492255412" calcext:value-type="float">
            <text:p>0,117492255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2454692907" calcext:value-type="float">
            <text:p>0,0202454692907</text:p>
          </table:table-cell>
          <table:table-cell office:value-type="float" office:value="0.115330517282" calcext:value-type="float">
            <text:p>0,1153305172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90012432959" calcext:value-type="float">
            <text:p>0,0190012432959</text:p>
          </table:table-cell>
          <table:table-cell office:value-type="float" office:value="0.115072147179" calcext:value-type="float">
            <text:p>0,115072147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86739054838" calcext:value-type="float">
            <text:p>0,0186739054838</text:p>
          </table:table-cell>
          <table:table-cell office:value-type="float" office:value="0.114234562711" calcext:value-type="float">
            <text:p>0,1142345627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82448010196" calcext:value-type="float">
            <text:p>0,0182448010196</text:p>
          </table:table-cell>
          <table:table-cell office:value-type="float" office:value="0.11211612243" calcext:value-type="float">
            <text:p>0,112116122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5474080864" calcext:value-type="float">
            <text:p>0,0175474080864</text:p>
          </table:table-cell>
          <table:table-cell office:value-type="float" office:value="0.111122121217" calcext:value-type="float">
            <text:p>0,1111221212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6525486742" calcext:value-type="float">
            <text:p>0,0156525486742</text:p>
          </table:table-cell>
          <table:table-cell office:value-type="float" office:value="0.110658750364" calcext:value-type="float">
            <text:p>0,110658750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4984182424" calcext:value-type="float">
            <text:p>0,014984182424</text:p>
          </table:table-cell>
          <table:table-cell office:value-type="float" office:value="0.110038235763" calcext:value-type="float">
            <text:p>0,110038235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38498406442" calcext:value-type="float">
            <text:p>0,0138498406442</text:p>
          </table:table-cell>
          <table:table-cell office:value-type="float" office:value="0.106253447692" calcext:value-type="float">
            <text:p>0,1062534476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28542762144" calcext:value-type="float">
            <text:p>0,0128542762144</text:p>
          </table:table-cell>
          <table:table-cell office:value-type="float" office:value="0.105776614024" calcext:value-type="float">
            <text:p>0,1057766140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21472053096" calcext:value-type="float">
            <text:p>0,0121472053096</text:p>
          </table:table-cell>
          <table:table-cell office:value-type="float" office:value="0.104069827616" calcext:value-type="float">
            <text:p>0,104069827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3353977398" calcext:value-type="float">
            <text:p>0,0113353977398</text:p>
          </table:table-cell>
          <table:table-cell office:value-type="float" office:value="0.102937255201" calcext:value-type="float">
            <text:p>0,1029372552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08375849163" calcext:value-type="float">
            <text:p>0,0108375849163</text:p>
          </table:table-cell>
          <table:table-cell office:value-type="float" office:value="0.101529961262" calcext:value-type="float">
            <text:p>0,101529961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00507138353" calcext:value-type="float">
            <text:p>0,0100507138353</text:p>
          </table:table-cell>
          <table:table-cell office:value-type="float" office:value="0.100243313628" calcext:value-type="float">
            <text:p>0,1002433136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920431555549" calcext:value-type="float">
            <text:p>0,00920431555549</text:p>
          </table:table-cell>
          <table:table-cell office:value-type="float" office:value="0.0992114166687" calcext:value-type="float">
            <text:p>0,0992114166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55813542417" calcext:value-type="float">
            <text:p>0,00755813542417</text:p>
          </table:table-cell>
          <table:table-cell office:value-type="float" office:value="0.0975375665931" calcext:value-type="float">
            <text:p>0,09753756659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646713192907" calcext:value-type="float">
            <text:p>0,00646713192907</text:p>
          </table:table-cell>
          <table:table-cell office:value-type="float" office:value="0.0946823868511" calcext:value-type="float">
            <text:p>0,09468238685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5175553186" calcext:value-type="float">
            <text:p>0,005175553186</text:p>
          </table:table-cell>
          <table:table-cell office:value-type="float" office:value="0.092880690941" calcext:value-type="float">
            <text:p>0,0928806909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500670043477" calcext:value-type="float">
            <text:p>0,00500670043477</text:p>
          </table:table-cell>
          <table:table-cell office:value-type="float" office:value="0.0904464692418" calcext:value-type="float">
            <text:p>0,09044646924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69959139505" calcext:value-type="float">
            <text:p>0,00469959139505</text:p>
          </table:table-cell>
          <table:table-cell office:value-type="float" office:value="0.0899473285555" calcext:value-type="float">
            <text:p>0,08994732855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49879594815" calcext:value-type="float">
            <text:p>0,00449879594815</text:p>
          </table:table-cell>
          <table:table-cell office:value-type="float" office:value="0.0882739407694" calcext:value-type="float">
            <text:p>0,08827394076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29951154747" calcext:value-type="float">
            <text:p>0,00429951154747</text:p>
          </table:table-cell>
          <table:table-cell office:value-type="float" office:value="0.0874992958055" calcext:value-type="float">
            <text:p>0,08749929580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12617461886" calcext:value-type="float">
            <text:p>0,00412617461886</text:p>
          </table:table-cell>
          <table:table-cell office:value-type="float" office:value="0.084752437161" calcext:value-type="float">
            <text:p>0,0847524371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85621534474" calcext:value-type="float">
            <text:p>0,00385621534474</text:p>
          </table:table-cell>
          <table:table-cell office:value-type="float" office:value="0.0826609553316" calcext:value-type="float">
            <text:p>0,08266095533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80528956867" calcext:value-type="float">
            <text:p>0,00380528956867</text:p>
          </table:table-cell>
          <table:table-cell office:value-type="float" office:value="0.0816022960667" calcext:value-type="float">
            <text:p>0,0816022960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60958696522" calcext:value-type="float">
            <text:p>0,00360958696522</text:p>
          </table:table-cell>
          <table:table-cell office:value-type="float" office:value="0.0796318592974" calcext:value-type="float">
            <text:p>0,07963185929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37213899859" calcext:value-type="float">
            <text:p>0,00337213899859</text:p>
          </table:table-cell>
          <table:table-cell office:value-type="float" office:value="0.0779727635426" calcext:value-type="float">
            <text:p>0,0779727635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26386518654" calcext:value-type="float">
            <text:p>0,00326386518654</text:p>
          </table:table-cell>
          <table:table-cell office:value-type="float" office:value="0.0760765395502" calcext:value-type="float">
            <text:p>0,07607653955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12066969431" calcext:value-type="float">
            <text:p>0,00312066969431</text:p>
          </table:table-cell>
          <table:table-cell office:value-type="float" office:value="0.0752645434312" calcext:value-type="float">
            <text:p>0,07526454343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98015250141" calcext:value-type="float">
            <text:p>0,00298015250141</text:p>
          </table:table-cell>
          <table:table-cell office:value-type="float" office:value="0.0735982820773" calcext:value-type="float">
            <text:p>0,0735982820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89331407075" calcext:value-type="float">
            <text:p>0,00289331407075</text:p>
          </table:table-cell>
          <table:table-cell office:value-type="float" office:value="0.0727614991406" calcext:value-type="float">
            <text:p>0,0727614991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85802747955" calcext:value-type="float">
            <text:p>0,00285802747955</text:p>
          </table:table-cell>
          <table:table-cell office:value-type="float" office:value="0.070741516304" calcext:value-type="float">
            <text:p>0,0707415163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73072507456" calcext:value-type="float">
            <text:p>0,00273072507456</text:p>
          </table:table-cell>
          <table:table-cell office:value-type="float" office:value="0.0694035677083" calcext:value-type="float">
            <text:p>0,06940356770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69789683299" calcext:value-type="float">
            <text:p>0,00269789683299</text:p>
          </table:table-cell>
          <table:table-cell office:value-type="float" office:value="0.0690530122144" calcext:value-type="float">
            <text:p>0,06905301221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54340944568" calcext:value-type="float">
            <text:p>0,00254340944568</text:p>
          </table:table-cell>
          <table:table-cell office:value-type="float" office:value="0.0671023465157" calcext:value-type="float">
            <text:p>0,0671023465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46830422916" calcext:value-type="float">
            <text:p>0,00246830422916</text:p>
          </table:table-cell>
          <table:table-cell office:value-type="float" office:value="0.0664910585643" calcext:value-type="float">
            <text:p>0,06649105856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40947165635" calcext:value-type="float">
            <text:p>0,00240947165635</text:p>
          </table:table-cell>
          <table:table-cell office:value-type="float" office:value="0.065871800386" calcext:value-type="float">
            <text:p>0,065871800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27810400793" calcext:value-type="float">
            <text:p>0,00227810400793</text:p>
          </table:table-cell>
          <table:table-cell office:value-type="float" office:value="0.0647131578008" calcext:value-type="float">
            <text:p>0,0647131578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0950504585" calcext:value-type="float">
            <text:p>0,0020950504585</text:p>
          </table:table-cell>
          <table:table-cell office:value-type="float" office:value="0.0640369957414" calcext:value-type="float">
            <text:p>0,06403699574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02471032202" calcext:value-type="float">
            <text:p>0,00202471032202</text:p>
          </table:table-cell>
          <table:table-cell office:value-type="float" office:value="0.0632536207849" calcext:value-type="float">
            <text:p>0,06325362078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99490230758" calcext:value-type="float">
            <text:p>0,00199490230758</text:p>
          </table:table-cell>
          <table:table-cell office:value-type="float" office:value="0.0629977108445" calcext:value-type="float">
            <text:p>0,0629977108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87928873512" calcext:value-type="float">
            <text:p>0,00187928873512</text:p>
          </table:table-cell>
          <table:table-cell office:value-type="float" office:value="0.0610665194558" calcext:value-type="float">
            <text:p>0,06106651945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9474765395" calcext:value-type="float">
            <text:p>0,00179474765395</text:p>
          </table:table-cell>
          <table:table-cell office:value-type="float" office:value="0.0602169444218" calcext:value-type="float">
            <text:p>0,06021694442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2293282475" calcext:value-type="float">
            <text:p>0,00172293282475</text:p>
          </table:table-cell>
          <table:table-cell office:value-type="float" office:value="0.0597603698237" calcext:value-type="float">
            <text:p>0,0597603698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59730779779" calcext:value-type="float">
            <text:p>0,00159730779779</text:p>
          </table:table-cell>
          <table:table-cell office:value-type="float" office:value="0.0584487166406" calcext:value-type="float">
            <text:p>0,0584487166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42202242445" calcext:value-type="float">
            <text:p>0,00142202242445</text:p>
          </table:table-cell>
          <table:table-cell office:value-type="float" office:value="0.0574186787089" calcext:value-type="float">
            <text:p>0,0574186787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36834233225" calcext:value-type="float">
            <text:p>0,00136834233225</text:p>
          </table:table-cell>
          <table:table-cell office:value-type="float" office:value="0.0567208901551" calcext:value-type="float">
            <text:p>0,05672089015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21018607787" calcext:value-type="float">
            <text:p>0,00121018607787</text:p>
          </table:table-cell>
          <table:table-cell office:value-type="float" office:value="0.0564445865976" calcext:value-type="float">
            <text:p>0,05644458659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0832650883" calcext:value-type="float">
            <text:p>0,0010832650883</text:p>
          </table:table-cell>
          <table:table-cell office:value-type="float" office:value="0.0556461400612" calcext:value-type="float">
            <text:p>0,05564614006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799505169536" calcext:value-type="float">
            <text:p>0,000799505169536</text:p>
          </table:table-cell>
          <table:table-cell office:value-type="float" office:value="0.0551067038584" calcext:value-type="float">
            <text:p>0,0551067038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706411600183" calcext:value-type="float">
            <text:p>0,000706411600183</text:p>
          </table:table-cell>
          <table:table-cell office:value-type="float" office:value="0.0545875463969" calcext:value-type="float">
            <text:p>0,05458754639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348929532903" calcext:value-type="float">
            <text:p>0,000348929532903</text:p>
          </table:table-cell>
          <table:table-cell office:value-type="float" office:value="0.0542440756108" calcext:value-type="float">
            <text:p>0,0542440756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345617389454" calcext:value-type="float">
            <text:p>0,000345617389454</text:p>
          </table:table-cell>
          <table:table-cell office:value-type="float" office:value="0.053092573026" calcext:value-type="float">
            <text:p>0,0530925730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338335566659" calcext:value-type="float">
            <text:p>0,000338335566659</text:p>
          </table:table-cell>
          <table:table-cell office:value-type="float" office:value="0.0528214852367" calcext:value-type="float">
            <text:p>0,0528214852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316803263048" calcext:value-type="float">
            <text:p>0,000316803263048</text:p>
          </table:table-cell>
          <table:table-cell office:value-type="float" office:value="0.0519651419537" calcext:value-type="float">
            <text:p>0,0519651419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309777487165" calcext:value-type="float">
            <text:p>0,000309777487165</text:p>
          </table:table-cell>
          <table:table-cell office:value-type="float" office:value="0.051341472106" calcext:value-type="float">
            <text:p>0,051341472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290932786957" calcext:value-type="float">
            <text:p>0,000290932786957</text:p>
          </table:table-cell>
          <table:table-cell office:value-type="float" office:value="0.0506751243632" calcext:value-type="float">
            <text:p>0,0506751243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283001393908" calcext:value-type="float">
            <text:p>0,000283001393908</text:p>
          </table:table-cell>
          <table:table-cell office:value-type="float" office:value="0.0504510124574" calcext:value-type="float">
            <text:p>0,05045101245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237393483585" calcext:value-type="float">
            <text:p>0,000237393483585</text:p>
          </table:table-cell>
          <table:table-cell office:value-type="float" office:value="0.0498955799663" calcext:value-type="float">
            <text:p>0,0498955799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214538829459" calcext:value-type="float">
            <text:p>0,000214538829459</text:p>
          </table:table-cell>
          <table:table-cell office:value-type="float" office:value="0.0489071723628" calcext:value-type="float">
            <text:p>0,04890717236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178264209007" calcext:value-type="float">
            <text:p>0,000178264209007</text:p>
          </table:table-cell>
          <table:table-cell office:value-type="float" office:value="0.0484882684758" calcext:value-type="float">
            <text:p>0,048488268475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955514136685" calcext:value-type="float">
            <text:p>9,56E-05</text:p>
          </table:table-cell>
          <table:table-cell office:value-type="float" office:value="0.0479885460174" calcext:value-type="float">
            <text:p>0,047988546017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870061637879" calcext:value-type="float">
            <text:p>8,70E-05</text:p>
          </table:table-cell>
          <table:table-cell office:value-type="float" office:value="0.047017357472" calcext:value-type="float">
            <text:p>0,04701735747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663602144631" calcext:value-type="float">
            <text:p>6,64E-05</text:p>
          </table:table-cell>
          <table:table-cell office:value-type="float" office:value="0.0465049155125" calcext:value-type="float">
            <text:p>0,04650491551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632400763186" calcext:value-type="float">
            <text:p>6,32E-05</text:p>
          </table:table-cell>
          <table:table-cell office:value-type="float" office:value="0.0461881791684" calcext:value-type="float">
            <text:p>0,046188179168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585358125927" calcext:value-type="float">
            <text:p>5,85E-05</text:p>
          </table:table-cell>
          <table:table-cell office:value-type="float" office:value="0.0448719647241" calcext:value-type="float">
            <text:p>0,044871964724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56234088363" calcext:value-type="float">
            <text:p>5,62E-05</text:p>
          </table:table-cell>
          <table:table-cell office:value-type="float" office:value="0.044216479082" calcext:value-type="float">
            <text:p>0,0442164790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530955827087" calcext:value-type="float">
            <text:p>5,31E-05</text:p>
          </table:table-cell>
          <table:table-cell office:value-type="float" office:value="0.0439025800482" calcext:value-type="float">
            <text:p>0,04390258004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498441637111" calcext:value-type="float">
            <text:p>4,98E-05</text:p>
          </table:table-cell>
          <table:table-cell office:value-type="float" office:value="0.04335219394" calcext:value-type="float">
            <text:p>0,043352193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446603800304" calcext:value-type="float">
            <text:p>4,47E-05</text:p>
          </table:table-cell>
          <table:table-cell office:value-type="float" office:value="0.0424540849621" calcext:value-type="float">
            <text:p>0,04245408496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434020891419" calcext:value-type="float">
            <text:p>4,34E-05</text:p>
          </table:table-cell>
          <table:table-cell office:value-type="float" office:value="0.0419653827737" calcext:value-type="float">
            <text:p>0,041965382773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40880641322" calcext:value-type="float">
            <text:p>4,09E-05</text:p>
          </table:table-cell>
          <table:table-cell office:value-type="float" office:value="0.0406045293656" calcext:value-type="float">
            <text:p>0,040604529365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403247023185" calcext:value-type="float">
            <text:p>4,03E-05</text:p>
          </table:table-cell>
          <table:table-cell office:value-type="float" office:value="0.0402833890952" calcext:value-type="float">
            <text:p>0,04028338909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369429486251" calcext:value-type="float">
            <text:p>3,69E-05</text:p>
          </table:table-cell>
          <table:table-cell office:value-type="float" office:value="0.0397970725573" calcext:value-type="float">
            <text:p>0,03979707255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327001115413" calcext:value-type="float">
            <text:p>3,27E-05</text:p>
          </table:table-cell>
          <table:table-cell office:value-type="float" office:value="0.0393278421244" calcext:value-type="float">
            <text:p>0,039327842124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21898284211E-018" calcext:value-type="float">
            <text:p>1,22E-18</text:p>
          </table:table-cell>
          <table:table-cell office:value-type="float" office:value="0.0389854683371" calcext:value-type="float">
            <text:p>0,038985468337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10500504477E-018" calcext:value-type="float">
            <text:p>1,11E-18</text:p>
          </table:table-cell>
          <table:table-cell office:value-type="float" office:value="0.0382789652434" calcext:value-type="float">
            <text:p>0,03827896524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381505745488" calcext:value-type="float">
            <text:p>0,0381505745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377423288349" calcext:value-type="float">
            <text:p>0,03774232883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363574276761" calcext:value-type="float">
            <text:p>0,03635742767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35278177255" calcext:value-type="float">
            <text:p>0,0352781772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344570611526" calcext:value-type="float">
            <text:p>0,03445706115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337423531734" calcext:value-type="float">
            <text:p>0,03374235317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333384143192" calcext:value-type="float">
            <text:p>0,0333384143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328363259795" calcext:value-type="float">
            <text:p>0,03283632597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283013666725" calcext:value-type="float">
            <text:p>0,02830136667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265296539137" calcext:value-type="float">
            <text:p>0,02652965391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242139281178" calcext:value-type="float">
            <text:p>0,02421392811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225990945408" calcext:value-type="float">
            <text:p>0,0225990945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201392697958" calcext:value-type="float">
            <text:p>0,02013926979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90179891892" calcext:value-type="float">
            <text:p>0,01901798918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79654858448" calcext:value-type="float">
            <text:p>0,0179654858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67910966868" calcext:value-type="float">
            <text:p>0,0167910966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57876962169" calcext:value-type="float">
            <text:p>0,01578769621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51039618699" calcext:value-type="float">
            <text:p>0,01510396186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48695901504" calcext:value-type="float">
            <text:p>0,0148695901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38962520648" calcext:value-type="float">
            <text:p>0,0138962520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33053476775" calcext:value-type="float">
            <text:p>0,01330534767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30650974108" calcext:value-type="float">
            <text:p>0,01306509741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26626752996" calcext:value-type="float">
            <text:p>0,01266267529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23828138024" calcext:value-type="float">
            <text:p>0,0123828138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22994447819" calcext:value-type="float">
            <text:p>0,01229944478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20048090434" calcext:value-type="float">
            <text:p>0,01200480904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19547041786" calcext:value-type="float">
            <text:p>0,01195470417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17399365011" calcext:value-type="float">
            <text:p>0,0117399365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13591666002" calcext:value-type="float">
            <text:p>0,0113591666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10484366231" calcext:value-type="float">
            <text:p>0,01104843662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8928772856" calcext:value-type="float">
            <text:p>0,0108928772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8128136514" calcext:value-type="float">
            <text:p>0,01081281365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6592491483" calcext:value-type="float">
            <text:p>0,01065924914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5341938959" calcext:value-type="float">
            <text:p>0,01053419389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2612276406" calcext:value-type="float">
            <text:p>0,01026122764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0469905571" calcext:value-type="float">
            <text:p>0,01004699055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96995735804" calcext:value-type="float">
            <text:p>0,009969957358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88200959411" calcext:value-type="float">
            <text:p>0,009882009594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84044838872" calcext:value-type="float">
            <text:p>0,00984044838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5997187283" calcext:value-type="float">
            <text:p>0,00959971872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53329455485" calcext:value-type="float">
            <text:p>0,009533294554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43025124586" calcext:value-type="float">
            <text:p>0,009430251245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3564446918" calcext:value-type="float">
            <text:p>0,00935644469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15477476347" calcext:value-type="float">
            <text:p>0,009154774763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0952449135" calcext:value-type="float">
            <text:p>0,0090952449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89887318685" calcext:value-type="float">
            <text:p>0,008898873186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81327964037" calcext:value-type="float">
            <text:p>0,008813279640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67881990173" calcext:value-type="float">
            <text:p>0,008678819901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59435987452" calcext:value-type="float">
            <text:p>0,008594359874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5246042861" calcext:value-type="float">
            <text:p>0,00852460428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39848142213" calcext:value-type="float">
            <text:p>0,00839848142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30212561033" calcext:value-type="float">
            <text:p>0,008302125610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21107436376" calcext:value-type="float">
            <text:p>0,00821107436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07665856726" calcext:value-type="float">
            <text:p>0,008076658567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05746710434" calcext:value-type="float">
            <text:p>0,008057467104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94398408426" calcext:value-type="float">
            <text:p>0,007943984084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86555384692" calcext:value-type="float">
            <text:p>0,007865553846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76169465716" calcext:value-type="float">
            <text:p>0,007761694657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72086323185" calcext:value-type="float">
            <text:p>0,007720863231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64993965346" calcext:value-type="float">
            <text:p>0,007649939653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57074829614" calcext:value-type="float">
            <text:p>0,007570748296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543484717" calcext:value-type="float">
            <text:p>0,0075434847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48072691182" calcext:value-type="float">
            <text:p>0,007480726911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41288955876" calcext:value-type="float">
            <text:p>0,007412889558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30499341571" calcext:value-type="float">
            <text:p>0,007304993415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21147072539" calcext:value-type="float">
            <text:p>0,007211470725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17006751918" calcext:value-type="float">
            <text:p>0,007170067519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11673039737" calcext:value-type="float">
            <text:p>0,007116730397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02613073316" calcext:value-type="float">
            <text:p>0,007026130733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96080486108" calcext:value-type="float">
            <text:p>0,006960804861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84986153772" calcext:value-type="float">
            <text:p>0,00684986153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78048531356" calcext:value-type="float">
            <text:p>0,006780485313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71087064388" calcext:value-type="float">
            <text:p>0,006710870643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67019247511" calcext:value-type="float">
            <text:p>0,006670192475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56030945137" calcext:value-type="float">
            <text:p>0,006560309451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43877220079" calcext:value-type="float">
            <text:p>0,006438772200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38704306399" calcext:value-type="float">
            <text:p>0,006387043063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36875197628" calcext:value-type="float">
            <text:p>0,006368751976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31875911438" calcext:value-type="float">
            <text:p>0,006318759114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23968545975" calcext:value-type="float">
            <text:p>0,006239685459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20357756492" calcext:value-type="float">
            <text:p>0,006203577564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09823553285" calcext:value-type="float">
            <text:p>0,006098235532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94867707303" calcext:value-type="float">
            <text:p>0,005948677073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88511021626" calcext:value-type="float">
            <text:p>0,005885110216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84314789398" calcext:value-type="float">
            <text:p>0,005843147893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76343605554" calcext:value-type="float">
            <text:p>0,005763436055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74462984467" calcext:value-type="float">
            <text:p>0,005744629844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6759725222" calcext:value-type="float">
            <text:p>0,0056759725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66489568092" calcext:value-type="float">
            <text:p>0,00566489568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45303902992" calcext:value-type="float">
            <text:p>0,00545303902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3310573356" calcext:value-type="float">
            <text:p>0,00533105733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31360819984" calcext:value-type="float">
            <text:p>0,00531360819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27188409028" calcext:value-type="float">
            <text:p>0,005271884090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22342561019" calcext:value-type="float">
            <text:p>0,005223425610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07811285638" calcext:value-type="float">
            <text:p>0,005078112856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04014393202" calcext:value-type="float">
            <text:p>0,005040143932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91075174431" calcext:value-type="float">
            <text:p>0,004910751744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87355336674" calcext:value-type="float">
            <text:p>0,004873553366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85306372657" calcext:value-type="float">
            <text:p>0,004853063726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74616706946" calcext:value-type="float">
            <text:p>0,004746167069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62070409086" calcext:value-type="float">
            <text:p>0,004620704090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60669438215" calcext:value-type="float">
            <text:p>0,004606694382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52943283027" calcext:value-type="float">
            <text:p>0,00452943283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47633611619" calcext:value-type="float">
            <text:p>0,004476336116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43005509878" calcext:value-type="float">
            <text:p>0,00443005509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40355988819" calcext:value-type="float">
            <text:p>0,004403559888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34251063631" calcext:value-type="float">
            <text:p>0,004342510636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2759931808" calcext:value-type="float">
            <text:p>0,0042759931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21317946348" calcext:value-type="float">
            <text:p>0,004213179463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16304464309" calcext:value-type="float">
            <text:p>0,004163044643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1246095026" calcext:value-type="float">
            <text:p>0,00412460950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0823102387" calcext:value-type="float">
            <text:p>0,00408231023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04720873978" calcext:value-type="float">
            <text:p>0,004047208739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03717701587" calcext:value-type="float">
            <text:p>0,004037177015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93475660568" calcext:value-type="float">
            <text:p>0,00393475660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89218027269" calcext:value-type="float">
            <text:p>0,003892180272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86189166642" calcext:value-type="float">
            <text:p>0,003861891666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82960734489" calcext:value-type="float">
            <text:p>0,003829607344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80117834943" calcext:value-type="float">
            <text:p>0,003801178349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73148062359" calcext:value-type="float">
            <text:p>0,003731480623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70019642416" calcext:value-type="float">
            <text:p>0,003700196424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652030352" calcext:value-type="float">
            <text:p>0,003652030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60996342156" calcext:value-type="float">
            <text:p>0,003609963421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59611136346" calcext:value-type="float">
            <text:p>0,003596111363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55863404507" calcext:value-type="float">
            <text:p>0,003558634045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5366024583" calcext:value-type="float">
            <text:p>0,00353660245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50769959964" calcext:value-type="float">
            <text:p>0,003507699599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40349479641" calcext:value-type="float">
            <text:p>0,003403494796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38110770309" calcext:value-type="float">
            <text:p>0,003381107703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3484251946" calcext:value-type="float">
            <text:p>0,00334842519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29787398643" calcext:value-type="float">
            <text:p>0,003297873986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28124593012" calcext:value-type="float">
            <text:p>0,00328124593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23985759492" calcext:value-type="float">
            <text:p>0,003239857594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22958832424" calcext:value-type="float">
            <text:p>0,00322958832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22319766857" calcext:value-type="float">
            <text:p>0,003223197668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15412323283" calcext:value-type="float">
            <text:p>0,003154123232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10879069192" calcext:value-type="float">
            <text:p>0,00310879069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07794158687" calcext:value-type="float">
            <text:p>0,003077941586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04427334724" calcext:value-type="float">
            <text:p>0,003044273347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98253963722" calcext:value-type="float">
            <text:p>0,002982539637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97067276232" calcext:value-type="float">
            <text:p>0,00297067276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944467659" calcext:value-type="float">
            <text:p>0,002944467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88017633988" calcext:value-type="float">
            <text:p>0,002880176339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85712464644" calcext:value-type="float">
            <text:p>0,002857124646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8345014526" calcext:value-type="float">
            <text:p>0,00283450145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80960141563" calcext:value-type="float">
            <text:p>0,002809601415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75637207307" calcext:value-type="float">
            <text:p>0,002756372073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74863396246" calcext:value-type="float">
            <text:p>0,002748633962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66111329823" calcext:value-type="float">
            <text:p>0,002661113298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64449873643" calcext:value-type="float">
            <text:p>0,002644498736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60347878823" calcext:value-type="float">
            <text:p>0,002603478788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54546901326" calcext:value-type="float">
            <text:p>0,002545469013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50387529068" calcext:value-type="float">
            <text:p>0,002503875290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44837358156" calcext:value-type="float">
            <text:p>0,002448373581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36279413494" calcext:value-type="float">
            <text:p>0,002362794134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27468661359" calcext:value-type="float">
            <text:p>0,002274686613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20539887612" calcext:value-type="float">
            <text:p>0,00220539887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97168614082" calcext:value-type="float">
            <text:p>0,001971686140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916010221866" calcext:value-type="float">
            <text:p>0,0009160102218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805779547553" calcext:value-type="float">
            <text:p>0,0008057795475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.14225249689E-016" calcext:value-type="float">
            <text:p>3,14E-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.07097554102E-016" calcext:value-type="float">
            <text:p>3,07E-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19:19.088425307</meta:creation-date>
    <dc:date>2017-10-03T16:26:17.446738418</dc:date>
    <meta:editing-duration>PT6M59S</meta:editing-duration>
    <meta:editing-cycles>2</meta:editing-cycles>
    <meta:generator>LibreOffice/5.2.2.2$Linux_X86_64 LibreOffice_project/20m0$Build-2</meta:generator>
    <meta:document-statistic meta:table-count="1" meta:cell-count="743" meta:object-count="0"/>
  </office:meta>
</office:document-meta>
</file>